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122">
      <style:table-cell-properties fo:border="1.5pt solid #000000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Quiz #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z #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z #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quizzes</text:p>
          </table:table-cell>
          <table:table-cell table:style-name="ce4" table:formula="of:=SUM([.B2:.B4])" office:value-type="float" office:value="147" calcext:value-type="float">
            <text:p>147</text:p>
          </table:table-cell>
          <table:table-cell table:formula="of:=SUM([.C2:.C4])" office:value-type="float" office:value="147" calcext:value-type="float">
            <text:p>147</text:p>
          </table:table-cell>
          <table:table-cell table:style-name="ce6" table:formula="of:=[.B5]/[.C5]" office:value-type="float" office:value="1" calcext:value-type="float">
            <text:p>1.0000</text:p>
          </table:table-cell>
          <table:table-cell office:value-type="float" office:value="36.3636" calcext:value-type="float">
            <text:p>36.3636</text:p>
          </table:table-cell>
          <table:table-cell table:style-name="ce6" table:formula="of:=[.D5]*[.E5]" office:value-type="float" office:value="36.3636" calcext:value-type="float">
            <text:p>36.36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6 (EC1 filter)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7 (EC2 prp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8 (EC3 synch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9 (EC4 tablen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10 (EC5 dumpit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7:.B16])" office:value-type="float" office:value="640" calcext:value-type="float">
            <text:p>640</text:p>
          </table:table-cell>
          <table:table-cell table:formula="of:=SUM([.C7:.C16])" office:value-type="float" office:value="490" calcext:value-type="float">
            <text:p>490</text:p>
          </table:table-cell>
          <table:table-cell table:style-name="ce6" table:formula="of:=[.B17]/[.C17]" office:value-type="float" office:value="1.30612244897959" calcext:value-type="float">
            <text:p>1.3061</text:p>
          </table:table-cell>
          <table:table-cell office:value-type="float" office:value="63.6363" calcext:value-type="float">
            <text:p>63.6363</text:p>
          </table:table-cell>
          <table:table-cell table:style-name="ce6" table:formula="of:=[.D17]*[.E17]" office:value-type="float" office:value="83.1168" calcext:value-type="float">
            <text:p>83.11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st possible</text:p>
          </table:table-cell>
          <table:table-cell table:style-name="ce5" table:formula="of:=[.F5]+[.F17]" office:value-type="float" office:value="119.4804" calcext:value-type="float">
            <text:p>119.4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/00/0000</text:date>, <text:time style:data-style-name="N2" text:time-value="11:59:12.355851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3.0.3$Linux_X86_64 LibreOffice_project/7074905676c47b82bbcfbea1aeefc84afe1c50e1</meta:generator>
    <meta:editing-duration>P0D</meta:editing-duration>
    <meta:editing-cycles>1</meta:editing-cycles>
    <meta:document-statistic meta:table-count="1" meta:cell-count="58" meta:object-count="0"/>
  </office:meta>
</office:document-meta>
</file>